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16ba1"/>
    </style:style>
    <style:style style:name="P2" style:family="paragraph" style:parent-style-name="Heading_20_3">
      <style:text-properties officeooo:rsid="000880d7" officeooo:paragraph-rsid="000880d7"/>
    </style:style>
    <style:style style:name="P3" style:family="paragraph" style:parent-style-name="Text_20_body">
      <style:text-properties officeooo:rsid="00016ba1" officeooo:paragraph-rsid="00016ba1"/>
    </style:style>
    <style:style style:name="P4" style:family="paragraph" style:parent-style-name="Text_20_body">
      <style:text-properties fo:font-weight="bold" officeooo:rsid="00016ba1" officeooo:paragraph-rsid="00016ba1" style:font-weight-asian="bold" style:font-weight-complex="bold"/>
    </style:style>
    <style:style style:name="P5" style:family="paragraph" style:parent-style-name="Text_20_body">
      <style:text-properties officeooo:paragraph-rsid="000880d7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rsid="000445a6" officeooo:paragraph-rsid="000445a6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officeooo:rsid="000445a6" officeooo:paragraph-rsid="000445a6"/>
    </style:style>
    <style:style style:name="P8" style:family="paragraph" style:parent-style-name="Text_20_body" style:list-style-name="L2">
      <style:paragraph-properties fo:margin-top="0in" fo:margin-bottom="0in" loext:contextual-spacing="false"/>
      <style:text-properties officeooo:rsid="000445a6" officeooo:paragraph-rsid="0004f968"/>
    </style:style>
    <style:style style:name="P9" style:family="paragraph" style:parent-style-name="Text_20_body" style:list-style-name="L2">
      <style:paragraph-properties fo:margin-top="0in" fo:margin-bottom="0in" loext:contextual-spacing="false"/>
      <style:text-properties officeooo:rsid="000445a6" officeooo:paragraph-rsid="00070504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00445a6" officeooo:paragraph-rsid="000445a6"/>
    </style:style>
    <style:style style:name="P11" style:family="paragraph" style:parent-style-name="Text_20_body" style:list-style-name="L3">
      <style:paragraph-properties fo:margin-top="0in" fo:margin-bottom="0in" loext:contextual-spacing="false"/>
      <style:text-properties officeooo:rsid="000445a6" officeooo:paragraph-rsid="0004f968"/>
    </style:style>
    <style:style style:name="P12" style:family="paragraph" style:parent-style-name="Text_20_body" style:list-style-name="L4">
      <style:paragraph-properties fo:margin-top="0in" fo:margin-bottom="0in" loext:contextual-spacing="false"/>
      <style:text-properties officeooo:rsid="000445a6" officeooo:paragraph-rsid="0005569e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officeooo:rsid="0004f968" officeooo:paragraph-rsid="0004f968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004f968" officeooo:paragraph-rsid="0004f968"/>
    </style:style>
    <style:style style:name="P15" style:family="paragraph" style:parent-style-name="Text_20_body" style:list-style-name="L4">
      <style:paragraph-properties fo:margin-top="0in" fo:margin-bottom="0in" loext:contextual-spacing="false"/>
      <style:text-properties officeooo:rsid="0004f968" officeooo:paragraph-rsid="0005569e"/>
    </style:style>
    <style:style style:name="P16" style:family="paragraph" style:parent-style-name="Text_20_body" style:list-style-name="L2">
      <style:paragraph-properties fo:margin-top="0in" fo:margin-bottom="0in" loext:contextual-spacing="false"/>
      <style:text-properties officeooo:rsid="00070504" officeooo:paragraph-rsid="00070504"/>
    </style:style>
    <style:style style:name="P17" style:family="paragraph" style:parent-style-name="Text_20_body" style:list-style-name="L4">
      <style:paragraph-properties fo:margin-top="0in" fo:margin-bottom="0in" loext:contextual-spacing="false"/>
      <style:text-properties officeooo:rsid="00070504" officeooo:paragraph-rsid="00070504"/>
    </style:style>
    <style:style style:name="P18" style:family="paragraph" style:parent-style-name="Text_20_body" style:list-style-name="L5">
      <style:paragraph-properties fo:margin-top="0in" fo:margin-bottom="0in" loext:contextual-spacing="false"/>
      <style:text-properties officeooo:rsid="000880d7" officeooo:paragraph-rsid="000880d7"/>
    </style:style>
    <style:style style:name="P19" style:family="paragraph" style:parent-style-name="Text_20_body" style:list-style-name="L5">
      <style:paragraph-properties fo:margin-top="0in" fo:margin-bottom="0in" loext:contextual-spacing="false"/>
      <style:text-properties officeooo:rsid="000e09b9" officeooo:paragraph-rsid="000e09b9"/>
    </style:style>
    <style:style style:name="P20" style:family="paragraph" style:parent-style-name="Text_20_body" style:list-style-name="L5">
      <style:paragraph-properties fo:margin-top="0in" fo:margin-bottom="0in" loext:contextual-spacing="false"/>
      <style:text-properties officeooo:rsid="000eeb12" officeooo:paragraph-rsid="000eeb12"/>
    </style:style>
    <style:style style:name="P21" style:family="paragraph" style:parent-style-name="Text_20_body">
      <style:paragraph-properties fo:margin-top="0in" fo:margin-bottom="0in" loext:contextual-spacing="false"/>
      <style:text-properties fo:font-style="italic" officeooo:rsid="0010448a" officeooo:paragraph-rsid="0010448a" style:font-style-asian="italic" style:font-style-complex="italic"/>
    </style:style>
    <style:style style:name="T1" style:family="text">
      <style:text-properties officeooo:rsid="00016ba1"/>
    </style:style>
    <style:style style:name="T2" style:family="text">
      <style:text-properties officeooo:rsid="000445a6"/>
    </style:style>
    <style:style style:name="T3" style:family="text">
      <style:text-properties officeooo:rsid="0004f96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4f968" style:font-style-asian="italic" style:font-style-complex="italic"/>
    </style:style>
    <style:style style:name="T6" style:family="text">
      <style:text-properties fo:font-style="italic" officeooo:rsid="0009f635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9f635" style:font-style-asian="italic" style:font-weight-asian="bold" style:font-style-complex="italic" style:font-weight-complex="bold"/>
    </style:style>
    <style:style style:name="T9" style:family="text">
      <style:text-properties fo:font-weight="bold" officeooo:rsid="0004f968" style:font-weight-asian="bold" style:font-weight-complex="bold"/>
    </style:style>
    <style:style style:name="T10" style:family="text">
      <style:text-properties fo:font-weight="bold" officeooo:rsid="0009f635" style:font-weight-asian="bold" style:font-weight-complex="bold"/>
    </style:style>
    <style:style style:name="T11" style:family="text">
      <style:text-properties fo:font-weight="normal" officeooo:rsid="0004f968" style:font-weight-asian="normal" style:font-weight-complex="normal"/>
    </style:style>
    <style:style style:name="T12" style:family="text">
      <style:text-properties fo:font-weight="normal" officeooo:rsid="0009f635" style:font-weight-asian="normal" style:font-weight-complex="normal"/>
    </style:style>
    <style:style style:name="T13" style:family="text">
      <style:text-properties officeooo:rsid="0005569e"/>
    </style:style>
    <style:style style:name="T14" style:family="text">
      <style:text-properties officeooo:rsid="00070504"/>
    </style:style>
    <style:style style:name="T15" style:family="text">
      <style:text-properties officeooo:rsid="00070d9c"/>
    </style:style>
    <style:style style:name="T16" style:family="text">
      <style:text-properties officeooo:rsid="0009f635"/>
    </style:style>
    <style:style style:name="T17" style:family="text">
      <style:text-properties officeooo:rsid="000eeb12"/>
    </style:style>
    <style:style style:name="T18" style:family="text">
      <style:text-properties officeooo:rsid="0010448a"/>
    </style:style>
    <style:style style:name="T19" style:family="text">
      <style:text-properties officeooo:rsid="00119f21"/>
    </style:style>
    <style:style style:name="T20" style:family="text">
      <style:text-properties officeooo:rsid="0013591e"/>
    </style:style>
    <style:style style:name="T21" style:family="text">
      <style:text-properties officeooo:rsid="0013b1d9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ch Usage Notes, Control Flow, Settings:</text:h>
      <text:h text:style-name="Heading_20_3" text:outline-level="3">Running Parch:</text:h>
      <text:p text:style-name="P21">parch -hv -s [url] -S -r [SubredditName] -u [userName] -w [workingFolder]</text:p>
      <text:p text:style-name="P21"><text:tab/>- h: help string.</text:p>
      <text:p text:style-name="P21"><text:tab/>- v: version and creator info.</text:p>
      <text:p text:style-name="P21"><text:tab/>- s: archive a submission.</text:p>
      <text:p text:style-name="P21"><text:tab/>- S: archive a list of submissions; list located in workingFolder.</text:p>
      <text:p text:style-name="P21"><text:tab/>- r: input one subreddit.</text:p>
      <text:p text:style-name="P21"><text:tab/>- u: input one user.</text:p>
      <text:p text:style-name="P21"><text:tab/>- w: location of working folder (where config and input files reside.)</text:p>
      <text:p text:style-name="P21"/>
      <text:p text:style-name="P21"><text:tab/>Before running Parch, a working folder is setup with config file, and optional input file for -S option.</text:p>
      <text:h text:style-name="P1" text:outline-level="3"><text:span text:style-name="T1">Control Flow:</text:span></text:h>
      <text:p text:style-name="P3"><text:tab/>Parch interacts with the Reddit API Object Model, which has a hiearchy of nested objects which correspond directly to what users interact with on the reddit website. We can think of our abstraction as follows:</text:p>
      <text:p text:style-name="P4">(((((Comment…) CommentForests...) Submission...) Subreddit) RedditObject)</text:p>
      <text:p text:style-name="P4">(((Comment…), (Submissions…)) User) RedditObject)</text:p>
      <text:p text:style-name="P3">Our interface will focus at a particular “level” of the object <text:span text:style-name="T21">hierarchy</text:span>, and work from there. <text:s/>The Parameter that indicates this is called “Focus”:{Submission, Subreddit and User} as values. This gives argument to a conditional branch. <text:span text:style-name="T2">Each Focus is explained below:</text:span></text:p>
      <text:list xml:id="list4685835478641517855" text:style-name="L1">
        <text:list-item>
          <text:p text:style-name="P6">Submission:</text:p>
        </text:list-item>
      </text:list>
      <text:list xml:id="list547240447076931585" text:style-name="L4">
        <text:list-item>
          <text:list>
            <text:list-item>
              <text:p text:style-name="P12">Input Parameters:</text:p>
              <text:list>
                <text:list-item>
                  <text:p text:style-name="P12">headLoc, footLoc, outputType, delimSymbol, <text:span text:style-name="T13">rmLimit, rmThresh</text:span></text:p>
                </text:list-item>
              </text:list>
            </text:list-item>
            <text:list-item>
              <text:p text:style-name="P12">Input from Command Line: One submission URL, or a list of them in a file.</text:p>
            </text:list-item>
            <text:list-item>
              <text:p text:style-name="P17">Output Structure: A folder with <text:span text:style-name="T18">timestamp name</text:span>, and each submission is given its own file, inside the folder.</text:p>
            </text:list-item>
            <text:list-item>
              <text:p text:style-name="P12">Output Writers: </text:p>
              <text:list>
                <text:list-item>
                  <text:p text:style-name="P12">Output Types: <text:span text:style-name="T4">HTML, CSV (or equiv).</text:span></text:p>
                </text:list-item>
                <text:list-item>
                  <text:p text:style-name="P12">Submission Writers: <text:span text:style-name="T5">subheader, subfooter, subselftext</text:span></text:p>
                </text:list-item>
                <text:list-item>
                  <text:p text:style-name="P15">Comment Writers: <text:span text:style-name="T4">commhead, commbody, commfoot, commdelete.</text:span></text:p>
                </text:list-item>
              </text:list>
            </text:list-item>
            <text:list-item>
              <text:p text:style-name="P12">Behaviour:</text:p>
              <text:list>
                <text:list-item>
                  <text:p text:style-name="P12">For every submission:</text:p>
                  <text:list>
                    <text:list-item>
                      <text:p text:style-name="P15">Fetch the Submission [pullredditsubmission()]</text:p>
                    </text:list-item>
                    <text:list-item>
                      <text:p text:style-name="P12"><text:soft-page-break/>Filter CommentForest <text:span text:style-name="T3">[filtercommentforest()]</text:span></text:p>
                    </text:list-item>
                    <text:list-item>
                      <text:p text:style-name="P12">Write CommentForest to file, using specified file <text:span text:style-name="T3">[submissionoutput()]</text:span>.</text:p>
                    </text:list-item>
                  </text:list>
                </text:list-item>
              </text:list>
            </text:list-item>
            <text:list-item>
              <text:p text:style-name="P12"><text:span text:style-name="T9">Other Callers:</text:span><text:span text:style-name="T3"> The Subreddit Focus </text:span><text:span text:style-name="T9">can call submissionoutput() </text:span><text:span text:style-name="T11">for every submission that it <text:tab/>finds.</text:span></text:p>
            </text:list-item>
          </text:list>
        </text:list-item>
      </text:list>
      <text:list xml:id="list103626066705149" text:continue-list="list4685835478641517855" text:style-name="L1">
        <text:list-item>
          <text:p text:style-name="P14">Subreddit:</text:p>
        </text:list-item>
      </text:list>
      <text:list xml:id="list2598329573018460364" text:style-name="L2">
        <text:list-item>
          <text:list>
            <text:list-item>
              <text:p text:style-name="P7">Input Parameters:</text:p>
              <text:list>
                <text:list-item>
                  <text:p text:style-name="P9">headLoc, footLoc, outputType, delimSymbol, <text:span text:style-name="T13">rmLimit, rmThresh</text:span></text:p>
                </text:list-item>
                <text:list-item>
                  <text:p text:style-name="P16">listingFilter, listingLimit, listingTime, <text:span text:style-name="T7">getSubMs</text:span></text:p>
                </text:list-item>
              </text:list>
            </text:list-item>
            <text:list-item>
              <text:p text:style-name="P7">Input from Command Line: One <text:span text:style-name="T14">subreddit</text:span> <text:span text:style-name="T14">name only,</text:span></text:p>
            </text:list-item>
            <text:list-item>
              <text:p text:style-name="P16">Output Structure: A folder with subreddit name; submission listings put in a file <text:span text:style-name="T19">with subreddit name</text:span>. If submission comments need to be saved, this is done with submissionoutput() function. <text:span text:style-name="T20">Each file must be named with the submissionID.</text:span></text:p>
            </text:list-item>
            <text:list-item>
              <text:p text:style-name="P7">Output Writers: </text:p>
              <text:list>
                <text:list-item>
                  <text:p text:style-name="P7">Output Types: <text:span text:style-name="T4">HTML, CSV (or equiv).</text:span></text:p>
                </text:list-item>
                <text:list-item>
                  <text:p text:style-name="P7">Submission <text:span text:style-name="T15">Post Writers: ???</text:span></text:p>
                </text:list-item>
              </text:list>
            </text:list-item>
            <text:list-item>
              <text:p text:style-name="P7">Behaviour:</text:p>
              <text:list>
                <text:list-item>
                  <text:p text:style-name="P7">For <text:span text:style-name="T15">a given SubReddit</text:span>:</text:p>
                  <text:list>
                    <text:list-item>
                      <text:p text:style-name="P13">Fetch the Submission [pullredditsubmission()]</text:p>
                    </text:list-item>
                    <text:list-item>
                      <text:p text:style-name="P7">Filter CommentForest <text:span text:style-name="T3">[filtercommentforest()]</text:span></text:p>
                    </text:list-item>
                    <text:list-item>
                      <text:p text:style-name="P8">Write CommentForest to file, using specified file <text:span text:style-name="T3">[submissionoutput()]</text:span>.</text:p>
                    </text:list-item>
                  </text:list>
                </text:list-item>
              </text:list>
            </text:list-item>
            <text:list-item>
              <text:p text:style-name="P8"><text:span text:style-name="T9">Other Callers:</text:span><text:span text:style-name="T3"> The Subreddit Focus </text:span><text:span text:style-name="T9">can call submissionoutput() </text:span><text:span text:style-name="T11">for every submission that it <text:tab/>finds.</text:span></text:p>
            </text:list-item>
          </text:list>
        </text:list-item>
      </text:list>
      <text:list xml:id="list4213332315022575186" text:style-name="L3">
        <text:list-header>
          <text:p text:style-name="P11"><text:span text:style-name="T11"/></text:p>
        </text:list-header>
      </text:list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h text:style-name="P2" text:outline-level="3"><text:soft-page-break/>Config File Parameters:</text:h>
      <text:p text:style-name="P5"><text:span text:style-name="T16"><text:tab/>Items in </text:span><text:span text:style-name="T10">BOLD </text:span><text:span text:style-name="T12">are mandatory parameters.</text:span></text:p>
      <text:list xml:id="list7210667432013094081" text:style-name="L5">
        <text:list-item>
          <text:p text:style-name="P18"><text:span text:style-name="T7">credFile:</text:span> put the full path to the reddit.txt credential file here.</text:p>
        </text:list-item>
        <text:list-item>
          <text:p text:style-name="P18"><text:span text:style-name="T4">headLoc:</text:span> relative path of header template (if needed)</text:p>
        </text:list-item>
        <text:list-item>
          <text:p text:style-name="P18"><text:span text:style-name="T4">footLoc:</text:span> relative path of footer template (if needed)</text:p>
        </text:list-item>
        <text:list-item>
          <text:p text:style-name="P18"><text:span text:style-name="T7">outPath:</text:span> relative path to where to write output files.</text:p>
        </text:list-item>
        <text:list-item>
          <text:p text:style-name="P18"><text:span text:style-name="T7">sleepTime:</text:span> used for delay function between API calls, to limit bandwidth usage for Reddit.</text:p>
          <text:list>
            <text:list-item>
              <text:p text:style-name="P19"><text:span text:style-name="T17">{</text:span>1, N<text:span text:style-name="T17">}</text:span></text:p>
            </text:list-item>
          </text:list>
        </text:list-item>
        <text:list-item>
          <text:p text:style-name="P18"><text:span text:style-name="T7">outputType:</text:span> Used to format our output files; this flags which writers to use for our script.</text:p>
          <text:list>
            <text:list-item>
              <text:p text:style-name="P20">{html, csv}</text:p>
            </text:list-item>
          </text:list>
        </text:list-item>
        <text:list-item>
          <text:p text:style-name="P18"><text:span text:style-name="T4">rmLimit:</text:span> “Replace More” Limit for fetching our CommentForests.</text:p>
          <text:list>
            <text:list-item>
              <text:p text:style-name="P20">{1,32} or {none}</text:p>
            </text:list-item>
          </text:list>
        </text:list-item>
        <text:list-item>
          <text:p text:style-name="P18"><text:span text:style-name="T6">r</text:span><text:span text:style-name="T4">mThresh:</text:span> Number of child comments needed to fetch a parent comment.</text:p>
          <text:list>
            <text:list-item>
              <text:p text:style-name="P20">{1,N}</text:p>
            </text:list-item>
          </text:list>
        </text:list-item>
        <text:list-item>
          <text:p text:style-name="P18"><text:span text:style-name="T6">c</text:span><text:span text:style-name="T4">fFilterFun:</text:span> Name of a custom made filter function, to cut down our CommentTrees.</text:p>
        </text:list-item>
        <text:list-item>
          <text:p text:style-name="P18"><text:span text:style-name="T8">d</text:span><text:span text:style-name="T7">elimSymbol:</text:span> Delimiter symbol for CSV file outputs.</text:p>
          <text:list>
            <text:list-item>
              <text:p text:style-name="P20">{comma,semicolon,colon,tab,none}</text:p>
            </text:list-item>
          </text:list>
        </text:list-item>
        <text:list-item>
          <text:p text:style-name="P18"><text:span text:style-name="T6">l</text:span><text:span text:style-name="T4">istingFilter:</text:span> Used to select entities in the User and Subreddit views.</text:p>
          <text:list>
            <text:list-item>
              <text:p text:style-name="P20">{new,hot,controversial,top}</text:p>
            </text:list-item>
          </text:list>
        </text:list-item>
        <text:list-item>
          <text:p text:style-name="P18"><text:span text:style-name="T6">l</text:span><text:span text:style-name="T4">istingLimit:</text:span> impose a limit on how many entities we fetch.</text:p>
          <text:list>
            <text:list-item>
              <text:p text:style-name="P20">{1,N}</text:p>
            </text:list-item>
          </text:list>
        </text:list-item>
        <text:list-item>
          <text:p text:style-name="P18"><text:span text:style-name="T6">l</text:span><text:span text:style-name="T4">istingTime:</text:span> impose a time frame in which to search for entities.</text:p>
          <text:list>
            <text:list-item>
              <text:p text:style-name="P20">{day,week,month,year,all,none}</text:p>
            </text:list-item>
          </text:list>
        </text:list-item>
        <text:list-item>
          <text:p text:style-name="P18"><text:span text:style-name="T6">s</text:span><text:span text:style-name="T4">ubMissSubQuery:</text:span> If in Subreddit mode, this causes us to save all of the submissions that were found in the Subreddit search. The submission focus functionality is used to do this.</text:p>
          <text:list>
            <text:list-item>
              <text:p text:style-name="P20">{0,1} False or Tru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4:35:20.335587607</meta:creation-date>
    <dc:date>2018-08-08T10:36:23.738758372</dc:date>
    <meta:editing-duration>PT18H47M3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615" meta:character-count="3938" meta:non-whitespace-character-count="3432"/>
  </office:meta>
</office:document-meta>
</file>